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ктическая работа 4-5</text:title></text:p>
      <text:p text:style-name="OrgTitle"/>
      <text:p text:style-name="OrgSubtitle"><text:initial-creator>Кормышев Егор ИСиП-401</text:initial-creator></text:p>
      <text:p text:style-name="OrgSubtitle"/>
      <text:p text:style-name="OrgSubtitle">20.11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afccc28">1. Билогические и социальные признаки человека</text:a></text:p>
          <text:p text:style-name="Contents_20_2"><text:a xlink:type="simple" xlink:href="#org256f594">1.1. №1</text:a></text:p>
          <text:p text:style-name="Contents_20_2"><text:a xlink:type="simple" xlink:href="#org56a8b09">1.2. №2</text:a></text:p>
          <text:p text:style-name="Contents_20_2"><text:a xlink:type="simple" xlink:href="#org64d443c">1.3. №3</text:a></text:p>
          <text:p text:style-name="Contents_20_2"><text:a xlink:type="simple" xlink:href="#org2e4b1a4">1.4. №4</text:a></text:p>
          <text:p text:style-name="Contents_20_2"><text:a xlink:type="simple" xlink:href="#org5ae4381">1.5. №5</text:a></text:p>
          <text:p text:style-name="Contents_20_3"><text:a xlink:type="simple" xlink:href="#org3e168c5">1.5.1. а)</text:a></text:p>
          <text:p text:style-name="Contents_20_3"><text:a xlink:type="simple" xlink:href="#org601d6c0">1.5.2. б)</text:a></text:p>
          <text:p text:style-name="Contents_20_3"><text:a xlink:type="simple" xlink:href="#org769363d">1.5.3. в)</text:a></text:p>
          <text:p text:style-name="Contents_20_2"><text:a xlink:type="simple" xlink:href="#org99a78a3">1.6. №6</text:a></text:p>
          <text:p text:style-name="Contents_20_2"><text:a xlink:type="simple" xlink:href="#orgabf10d6">1.7. №7</text:a></text:p>
          <text:p text:style-name="Contents_20_2"><text:a xlink:type="simple" xlink:href="#org5d77e17">1.8. №8</text:a></text:p>
          <text:p text:style-name="Contents_20_3"><text:a xlink:type="simple" xlink:href="#org1bc51a4">1.8.1. Объединяющее Ж.-П. Сартра и Э. Шредингера</text:a></text:p>
          <text:p text:style-name="Contents_20_3"><text:a xlink:type="simple" xlink:href="#org8127d1c">1.8.2. Ответ на вопросы Э. Шредингера с философских позиций</text:a></text:p>
          <text:p text:style-name="Contents_20_2"><text:a xlink:type="simple" xlink:href="#org006cfc3">1.9. №9</text:a></text:p>
          <text:p text:style-name="Contents_20_2"><text:a xlink:type="simple" xlink:href="#org223e9f5">1.10. №10</text:a></text:p>
          <text:p text:style-name="Contents_20_2"><text:a xlink:type="simple" xlink:href="#orgfa3d236">1.11. №11</text:a></text:p>
          <text:p text:style-name="Contents_20_3"><text:a xlink:type="simple" xlink:href="#orgfcec701">1.11.1. Биологические признаки человека</text:a></text:p>
          <text:p text:style-name="Contents_20_3"><text:a xlink:type="simple" xlink:href="#org79e0adb">1.11.2. Социальные признаки человека</text:a></text:p>
          <text:p text:style-name="Contents_20_3"><text:a xlink:type="simple" xlink:href="#org9cf860c">1.11.3. Вывод</text:a></text:p>
        </text:index-body>
      </text:table-of-content>
      <text:h text:style-name="Heading_20_1" text:outline-level="1" text:is-list-header="false">
<text:bookmark-start text:name="OrgXref.orgafccc28"/>
<text:bookmark text:name="orgafccc28"/>Билогические и социальные признаки человека
<text:bookmark-end text:name="OrgXref.orgafccc28"/></text:h>
      <text:h text:style-name="Heading_20_2" text:outline-level="2" text:is-list-header="false">
<text:bookmark-start text:name="OrgXref.org256f594"/>
<text:bookmark text:name="org256f594"/>№1
<text:bookmark-end text:name="OrgXref.org256f594"/></text:h>
      <text:p text:style-name="Text_20_body">Я считаю, что главная мысль отрывка заключается в самоосзнании. Автор говорит о том, что самоосознание и самоизучение - самый ценный опыт для человека, насколько бы трудным оно не было.
</text:p>
      <text:p text:style-name="Text_20_body">Я соглясен с автором в этом суждении, ведь на собственном опыте убеждался в том, что анализ своих собственных действий и, в особенности, ошибок, является самым ценным опытом.
</text:p>
      <text:p text:style-name="Text_20_body">Польза самоанализа заключается в преобразовании своего прошлого опыта, зачастую негативного в постоянный опыт, который можно использовать в дальнейшем.
</text:p>
      <text:h text:style-name="Heading_20_2" text:outline-level="2" text:is-list-header="false">
<text:bookmark-start text:name="OrgXref.org56a8b09"/>
<text:bookmark text:name="org56a8b09"/>№2
<text:bookmark-end text:name="OrgXref.org56a8b09"/></text:h>
      <text:p text:style-name="Text_20_body">И. Кант считал основаниями для выделения человека над другими существами следующее:
</text:p>
      <text:list text:style-name="OrgBulletedList" text:continue-numbering="false">
        <text:list-item>
          <text:p text:style-name="Text_20_body">Способность к самосознанию и мыслимому Я. Это позволяет человеку рассматриваться как личность, отличную от вещей и животных
</text:p>
        </text:list-item>
        <text:list-item>
          <text:p text:style-name="Text_20_body">Едиство сознания при изменениях, что делает человека одной и той же личностью во всех обстоятельствах
</text:p>
        </text:list-item>
        <text:list-item>
          <text:p text:style-name="Text_20_body">Разум и способность к абстрактному мышлению, которые отличают человека от животных
</text:p>
        </text:list-item>
        <text:list-item>
          <text:p text:style-name="Text_20_body">Способность к моральному осуждению действий и формированию этических принципов
</text:p>
        </text:list-item>
      </text:list>
      <text:p text:style-name="Text_20_body">Кант связывает развитие самопознания с развитием речи и мышления:
</text:p>
      <text:p text:style-name="Text_20_body">Ребенок долго говорит о себе в третьем лице, а только позже начинает использовать первый лицо, что указывает на появление самосознания Это происходит примерно через год после начала развития речи, когда ребенок "прозревает" и начинает мыслить себя, а не просто чувствовать себя
</text:p>
      <text:p text:style-name="Text_20_body">Таким образом, Кант считал, что развитие самопознания тесно связано с развитием речи и абстрактного мышления.
</text:p>
      <text:p text:style-name="Text_20_body">Я не согласен с утверждением И.Канта о прямой связи формы высказывания с самопознание, ведь для выбора этой формы могут быть и другие основания.
</text:p>
      <text:h text:style-name="Heading_20_2" text:outline-level="2" text:is-list-header="false">
<text:bookmark-start text:name="OrgXref.org64d443c"/>
<text:bookmark text:name="org64d443c"/>№3
<text:bookmark-end text:name="OrgXref.org64d443c"/></text:h>
      <text:p text:style-name="Text_20_body">В этом высказывании автор смещает внимание со смерти человека, как биологического существа на сменяемость поколений, показывая, что человек нечто большее, чем просто смертный.
</text:p>
      <text:h text:style-name="Heading_20_2" text:outline-level="2" text:is-list-header="false">
<text:bookmark-start text:name="OrgXref.org2e4b1a4"/>
<text:bookmark text:name="org2e4b1a4"/>№4
<text:bookmark-end text:name="OrgXref.org2e4b1a4"/></text:h>
      <text:p text:style-name="Text_20_body">Я понимаю данное высказывание так:
</text:p>
      <text:p text:style-name="Text_20_body">Автор сравнивает звездное небо и человеческие моральные законы. И это сравнение имеет весомое основание. Обе эти вещи очень глубоки, таинственны и сравнительно мало изучены.
</text:p>
      <text:p text:style-name="Text_20_body">И когда мы думаем о них мы удивляемся всякий раз находя что-то новое в их глубине.
</text:p>
      <text:h text:style-name="Heading_20_2" text:outline-level="2" text:is-list-header="false">
<text:bookmark-start text:name="OrgXref.org5ae4381"/>
<text:bookmark text:name="org5ae4381"/>№5
<text:bookmark-end text:name="OrgXref.org5ae4381"/></text:h>
      <text:h text:style-name="Heading_20_3" text:outline-level="3" text:is-list-header="false">
<text:bookmark-start text:name="OrgXref.org3e168c5"/>
<text:bookmark text:name="org3e168c5"/>а)
<text:bookmark-end text:name="OrgXref.org3e168c5"/></text:h>
      <text:p text:style-name="Text_20_body">Это определение свободы отражает механистический подход Гоббса к человеческой природе:
</text:p>
      <text:list text:style-name="OrgBulletedList" text:continue-numbering="false">
        <text:list-item>
          <text:p text:style-name="Text_20_body">Он видит человека как машину или механизм, подверженный внешним силам и препятствиям.
</text:p>
        </text:list-item>
        <text:list-item>
          <text:p text:style-name="Text_20_body">Свобода понимается как отсутствие этих внешних препятствий, позволяющее человеку действовать по своей природе.
</text:p>
        </text:list-item>
        <text:list-item>
          <text:p text:style-name="Text_20_body">Внутреннее состояние человека (воля, желания) не рассматривается как фактор свободы, а только внешняя среда.
</text:p>
        </text:list-item>
      </text:list>
      <text:h text:style-name="Heading_20_3" text:outline-level="3" text:is-list-header="false">
<text:bookmark-start text:name="OrgXref.org601d6c0"/>
<text:bookmark text:name="org601d6c0"/>б)
<text:bookmark-end text:name="OrgXref.org601d6c0"/></text:h>
      <text:p text:style-name="Text_20_body">Сартр утверждает, что свобода "приходит вместе с человеком" и является его "бытием". Он также считает, что "индивид полностью и всегда свободен".
</text:p>
      <text:p text:style-name="Text_20_body">Сартр выделяет следующее:
</text:p>
      <text:list text:style-name="OrgBulletedList" text:continue-numbering="false">
        <text:list-item>
          <text:p text:style-name="Text_20_body">Свобода как существенное свойство человека
</text:p>
        </text:list-item>
        <text:list-item>
          <text:p text:style-name="Text_20_body">Абсолютная свобода каждого индивида
</text:p>
        </text:list-item>
      </text:list>
      <text:h text:style-name="Heading_20_3" text:outline-level="3" text:is-list-header="false">
<text:bookmark-start text:name="OrgXref.org769363d"/>
<text:bookmark text:name="org769363d"/>в)
<text:bookmark-end text:name="OrgXref.org769363d"/></text:h>
      <text:p text:style-name="Text_20_body">Спиноза утверждает, что "свобода есть познанная необходимость".
</text:p>
      <text:p text:style-name="Text_20_body">Спиноза выделяет следующее
</text:p>
      <text:list text:style-name="OrgBulletedList" text:continue-numbering="false">
        <text:list-item>
          <text:p text:style-name="Text_20_body">Свобода как часть необходимости
</text:p>
        </text:list-item>
        <text:list-item>
          <text:p text:style-name="Text_20_body">Понимание свободы через разум
</text:p>
        </text:list-item>
      </text:list>
      <text:h text:style-name="Heading_20_2" text:outline-level="2" text:is-list-header="false">
<text:bookmark-start text:name="OrgXref.org99a78a3"/>
<text:bookmark text:name="org99a78a3"/>№6
<text:bookmark-end text:name="OrgXref.org99a78a3"/></text:h>
      <text:p text:style-name="Text_20_body">В этом вопросе я бы выбрал Фауста, ведь он размышляет о моральноль стороне человека, что и есть двигателем и препятсвием. Зачем людям развиваться технологически, если у всего этого развития и всех этих людей не будет даже цели, понимания, а для чего они делают, то что делают.
</text:p>
      <text:p text:style-name="Text_20_body">Потому я занимаю строну Фауста, ведь человеку, чтобы жить, нужно осознавать себя.
</text:p>
      <text:h text:style-name="Heading_20_2" text:outline-level="2" text:is-list-header="false">
<text:bookmark-start text:name="OrgXref.orgabf10d6"/>
<text:bookmark text:name="orgabf10d6"/>№7
<text:bookmark-end text:name="OrgXref.orgabf10d6"/></text:h>
      <text:p text:style-name="Text_20_body">Я не согласен с высказыванием и считаю это высказывание странным. Автор не уважает смерть за идею, но уважает смерть за человека, хотя человек и есть тот, кто выражает идеи
</text:p>
      <text:p text:style-name="Text_20_body">и любая идея, смерть за которую автор не уважает была однажды выражена человеком.
</text:p>
      <text:h text:style-name="Heading_20_2" text:outline-level="2" text:is-list-header="false">
<text:bookmark-start text:name="OrgXref.org5d77e17"/>
<text:bookmark text:name="org5d77e17"/>№8
<text:bookmark-end text:name="OrgXref.org5d77e17"/></text:h>
      <text:h text:style-name="Heading_20_3" text:outline-level="3" text:is-list-header="false">
<text:bookmark-start text:name="OrgXref.org1bc51a4"/>
<text:bookmark text:name="org1bc51a4"/>Объединяющее Ж.-П. Сартра и Э. Шредингера
<text:bookmark-end text:name="OrgXref.org1bc51a4"/></text:h>
      <text:p text:style-name="Text_20_body">Оба философа затрагивают тему существования человека и его места в мире:
</text:p>
      <text:p text:style-name="Text_20_body">а) Ж.-П. Сартр подчеркивает абсурдность нашего рождении и смерти, что является ключевой идеей его философии экзистенциализма.
</text:p>
      <text:p text:style-name="Text_20_body">б) Э. Шредингер задает вопросы о происхождении и направлении жизни человека, что также отражает философские размышления о природе существования.
</text:p>
      <text:p text:style-name="Text_20_body">Оба этих подхода затрагивают тему человеческого бытия и его неопределенности.
</text:p>
      <text:h text:style-name="Heading_20_3" text:outline-level="3" text:is-list-header="false">
<text:bookmark-start text:name="OrgXref.org8127d1c"/>
<text:bookmark text:name="org8127d1c"/>Ответ на вопросы Э. Шредингера с философских позиций
<text:bookmark-end text:name="OrgXref.org8127d1c"/></text:h>
      <text:p text:style-name="Text_20_body">Для ответа на поставленные Э. Шредингером вопросы с философских позиций можно рассмотреть несколько подходов:
</text:p>
      <text:list text:style-name="OrgBulletedList" text:continue-numbering="false">
        <text:list-item>
          <text:p text:style-name="Text_20_body">Экзистенциализм: Согласно этой философской школе, вопросы о происхождении и направлении жизни не имеют четкого ответа. Человек должен сам создавать свой смысл существования в абсурдном мире
</text:p>
        </text:list-item>
        <text:list-item>
          <text:p text:style-name="Text_20_body">Философия постмодернизма: Отказывается от метафизических объяснений и считает, что наши представления об устройстве мира относительны и субъективны
</text:p>
        </text:list-item>
        <text:list-item>
          <text:p text:style-name="Text_20_body">Философия постструктурализма: Подчеркивает отсутствие единого смысла или структуры в мире, что делает вопросы о происхождении и назначении человека неразрешимыми
</text:p>
        </text:list-item>
        <text:list-item>
          <text:p text:style-name="Text_20_body">Аналитическая философия: Предлагает более научный подход к понятию существования, стремясь найти рациональные ответы на эти вопросы
</text:p>
        </text:list-item>
        <text:list-item>
          <text:p text:style-name="Text_20_body">Философия буддийского эзотеризма: Предлагает практику осознанности и медитации для поиска внутреннего смысла существования, а не внешних ответов
</text:p>
        </text:list-item>
      </text:list>
      <text:p text:style-name="Text_20_body">Ключевой момент заключается в том, что эти вопросы могут быть бесконечными и не иметь окончательного ответа.
</text:p>
      <text:h text:style-name="Heading_20_2" text:outline-level="2" text:is-list-header="false">
<text:bookmark-start text:name="OrgXref.org006cfc3"/>
<text:bookmark text:name="org006cfc3"/>№9
<text:bookmark-end text:name="OrgXref.org006cfc3"/></text:h>
      <text:p text:style-name="Text_20_body">В этом высказывание автор сравнивает технические знания с морально-духовными
</text:p>
      <text:p text:style-name="Text_20_body">Я согласен с автором с точки зрения важности морально-духовной части, однако мне кажется, что на фоне морали автор пытается обесценить практические знания и я считаю такой подход неверным и не согласен с ним.
</text:p>
      <text:h text:style-name="Heading_20_2" text:outline-level="2" text:is-list-header="false">
<text:bookmark-start text:name="OrgXref.org223e9f5"/>
<text:bookmark text:name="org223e9f5"/>№10
<text:bookmark-end text:name="OrgXref.org223e9f5"/></text:h>
      <text:p text:style-name="Text_20_body">Я понимаю эти слова так: автор выделяет личностное и субъективное над объективным, указывая на важность личности.
</text:p>
      <text:h text:style-name="Heading_20_2" text:outline-level="2" text:is-list-header="false">
<text:bookmark-start text:name="OrgXref.orgfa3d236"/>
<text:bookmark text:name="orgfa3d236"/>№11
<text:bookmark-end text:name="OrgXref.orgfa3d236"/></text:h>
      <text:h text:style-name="Heading_20_3" text:outline-level="3" text:is-list-header="false">
<text:bookmark-start text:name="OrgXref.orgfcec701"/>
<text:bookmark text:name="orgfcec701"/>Биологические признаки человека
<text:bookmark-end text:name="OrgXref.orgfcec701"/></text:h>
      <text:list text:style-name="OrgBulletedList" text:continue-numbering="false">
        <text:list-item>
          <text:p text:style-name="Text_20_body">Внешний вид, рост, вес
</text:p>
        </text:list-item>
        <text:list-item>
          <text:p text:style-name="Text_20_body">Физические характеристики (цвет волос, глаз и т.д.)
</text:p>
        </text:list-item>
        <text:list-item>
          <text:p text:style-name="Text_20_body">Работа органов и систем
</text:p>
        </text:list-item>
        <text:list-item>
          <text:p text:style-name="Text_20_body">Интеллект, эмоциональный фон
</text:p>
        </text:list-item>
        <text:list-item>
          <text:p text:style-name="Text_20_body">Состояние иммунной системы
</text:p>
        </text:list-item>
        <text:list-item>
          <text:p text:style-name="Text_20_body">Форма тела, пропорции
</text:p>
        </text:list-item>
        <text:list-item>
          <text:p text:style-name="Text_20_body">Сила мышц
</text:p>
        </text:list-item>
      </text:list>
      <text:h text:style-name="Heading_20_3" text:outline-level="3" text:is-list-header="false">
<text:bookmark-start text:name="OrgXref.org79e0adb"/>
<text:bookmark text:name="org79e0adb"/>Социальные признаки человека
<text:bookmark-end text:name="OrgXref.org79e0adb"/></text:h>
      <text:list text:style-name="OrgBulletedList" text:continue-numbering="false">
        <text:list-item>
          <text:p text:style-name="Text_20_body">Нормы физической активности
</text:p>
        </text:list-item>
        <text:list-item>
          <text:p text:style-name="Text_20_body">Наследственные особенности
</text:p>
        </text:list-item>
        <text:list-item>
          <text:p text:style-name="Text_20_body">Здоровье
</text:p>
        </text:list-item>
        <text:list-item>
          <text:p text:style-name="Text_20_body">Образование, культурное развитие
</text:p>
        </text:list-item>
        <text:list-item>
          <text:p text:style-name="Text_20_body">Гигиенические привычки
</text:p>
        </text:list-item>
        <text:list-item>
          <text:p text:style-name="Text_20_body">Мода, стиль одежды
</text:p>
        </text:list-item>
        <text:list-item>
          <text:p text:style-name="Text_20_body">Специализация профессиональная
</text:p>
        </text:list-item>
      </text:list>
      <text:h text:style-name="Heading_20_3" text:outline-level="3" text:is-list-header="false">
<text:bookmark-start text:name="OrgXref.org9cf860c"/>
<text:bookmark text:name="org9cf860c"/>Вывод
<text:bookmark-end text:name="OrgXref.org9cf860c"/></text:h>
      <text:p text:style-name="Text_20_body"><text:span text:style-name="Bold">Соотношение социальных и биологических признаков</text:span>
</text:p>
      <text:list text:style-name="OrgBulletedList" text:continue-numbering="false">
        <text:list-item>
          <text:p text:style-name="Text_20_body">Социальные признаки в значительной степени формируют биологические особенности человека. Например, физическая активность влияет на состояние иммунной системы.
</text:p>
        </text:list-item>
        <text:list-item>
          <text:p text:style-name="Text_20_body">Некоторые признаки могут быть как биологическими, так и социальными одновременно (например, здоровье).
</text:p>
        </text:list-item>
        <text:list-item>
          <text:p text:style-name="Text_20_body">Социальные факторы могут преодолевать биологические различия между людьми и группами.
</text:p>
        </text:list-item>
      </text:list>
      <text:p text:style-name="Text_20_body"><text:span text:style-name="Bold">Отличия человека от животных</text:span>
</text:p>
      <text:list text:style-name="OrgBulletedList" text:continue-numbering="false">
        <text:list-item>
          <text:p text:style-name="Text_20_body">Способность к понятийному мышлению и абстрактному мышлению. Человек может формировать отвлеченные представления о предметах, в то время как у животных мышление всегда конкретно.
</text:p>
        </text:list-item>
        <text:list-item>
          <text:p text:style-name="Text_20_body">Речь как вторая сигнальная система. У человека есть способность общаться с помощью слов, что позволяет создавать сложные социальные структуры.
</text:p>
        </text:list-item>
        <text:list-item>
          <text:p text:style-name="Text_20_body">Способность к труду и производству орудий. Только человек способен сознательно создавать и использовать орудия труда для преобразования окружающей среды.
</text:p>
        </text:list-item>
        <text:list-item>
          <text:p text:style-name="Text_20_body">Развитое сознание и идеализация мира в форме понятий и образов.
</text:p>
        </text:list-item>
      </text:list>
      <text:p text:style-name="Text_20_body"><text:span text:style-name="Bold">Сходства с животными</text:span>
</text:p>
      <text:list text:style-name="OrgBulletedList" text:continue-numbering="false">
        <text:list-item>
          <text:p text:style-name="Text_20_body">У человека и животных одинаковый вещественный состав, строение и поведение организмов.
</text:p>
        </text:list-item>
        <text:list-item>
          <text:p text:style-name="Text_20_body">Человеческий зародыш проходит те же стадии развития, что и эволюция животного.
</text:p>
        </text:list-item>
        <text:list-item>
          <text:p text:style-name="Text_20_body">У человека встречаются атавизмы и рудиментарные органы, свидетельствующие о родстве с животными.
</text:p>
        </text:list-item>
        <text:list-item>
          <text:p text:style-name="Text_20_body">В генотипе человека примерно 95% гена унаследовано от обезьяноподобных предков.
</text:p>
        </text:list-item>
      </text:list>
      <text:p text:style-name="Text_20_body">Таким образом, человек представляет собой сложное существо, сочетающее биологические особенности с высокоразвитыми социальными и культурными признаками, отличающими его от животных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-401</dc:creator>
    <meta:initial-creator>Кормышев Егор ИСиП-401</meta:initial-creator>
    <dc:date>2024-11-20T13:32:46</dc:date>
    <meta:creation-date>2024-11-20T13:32:46</meta:creation-date>
    <meta:generator>Emacs 29.4 (Org mode 9.8-pre)</meta:generator>
    <meta:keyword/>
    <dc:subject/>
    <dc:title>Практическая работа 4-5</dc:title>
  </office:meta>
</office:document-meta>
</file>